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/>
    </style:style>
    <style:style style:name="P2" style:family="paragraph" style:parent-style-name="Text_20_body">
      <style:paragraph-properties fo:margin-top="0cm" fo:margin-bottom="0cm" loext:contextual-spacing="false"/>
      <style:text-properties fo:language="ru" fo:country="RU"/>
    </style:style>
    <style:style style:name="P3" style:family="paragraph" style:parent-style-name="Heading_20_4">
      <style:text-properties fo:language="ru" fo:country="RU"/>
    </style:style>
    <style:style style:name="P4" style:family="paragraph" style:parent-style-name="Heading_20_5">
      <style:text-properties fo:language="ru" fo:country="RU"/>
    </style:style>
    <style:style style:name="P5" style:family="paragraph" style:parent-style-name="Preformatted_20_Text">
      <style:paragraph-properties fo:margin-top="0cm" fo:margin-bottom="0.499cm" loext:contextual-spacing="false"/>
      <style:text-properties fo:language="ru" fo:country="RU"/>
    </style:style>
    <style:style style:name="P6" style:family="paragraph" style:parent-style-name="Heading_20_2">
      <style:text-properties fo:language="ru" fo:country="RU"/>
    </style:style>
    <style:style style:name="P7" style:family="paragraph" style:parent-style-name="Heading_20_3">
      <style:text-properties fo:language="ru" fo:country="RU"/>
    </style:style>
    <style:style style:name="T1" style:family="text">
      <style:text-properties fo:language="ru" fo:country="RU"/>
    </style:style>
    <style:style style:name="T2" style:family="text">
      <style:text-properties fo:font-weight="bol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9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5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3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4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6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8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3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0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7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2">Получение списка поддержимаемых версий платформы</text:h>
      <text:section text:style-name="Sect1" text:name="t000005">
        <text:h text:style-name="P4" text:outline-level="5">Примечание</text:h>
        <text:p text:style-name="P2">Интерфейс командной строки реализован в статусе бета-версии.</text:p>
        <text:p text:style-name="Text_20_body"><text:span text:style-name="T1">Для получения списка поддерживаемых версий платформы используйте команду </text:span><text:span text:style-name="Source_20_Text"><text:span text:style-name="T1">platform-versions</text:span></text:span><text:span text:style-name="T1">. Она не имеет аргументов.</text:span></text:p>
        <text:h text:style-name="P4" text:outline-level="5">Примечание</text:h>
        <text:p text:style-name="P2">Для выполнения любого действия с <text:span text:style-name="T2">EDT</text:span> инициализируется контейтер с <text:span text:style-name="T2">OSGi</text:span>, которому требуется рабочая область. Поэтому при выполнении этой команды будет создана временная рабочая область в temp-папке пользователя. Она будет удалена после выполнения команды.</text:p>
        <text:p text:style-name="P1">Пример выполнения:</text:p>
        <text:p text:style-name="P5">ring edt platform-versions</text:p>
        <text:h text:style-name="P4" text:outline-level="5">Примечание</text:h>
        <text:p text:style-name="Text_20_body"><text:span text:style-name="T1">Чтобы получить справку по всем командам интерфейса командной строки, выполните </text:span><text:span text:style-name="Source_20_Text"><text:span text:style-name="T1">ring edt help</text:span></text:span><text:span text:style-name="T1">.</text:span></text:p>
        <text:h text:style-name="P7" text:outline-level="3">Сопутствующая информация</text:h>
        <text:h text:style-name="P3" text:outline-level="4">Концепции</text:h>
        <text:p text:style-name="Text_20_body">‣ <text:a xlink:type="simple" xlink:href="https://its.1c.ru/db/content/edtdoc/src/t000002.html?_=1542292896#t000002" text:style-name="Internet_20_link" text:visited-style-name="Visited_20_Internet_20_Link"><text:span text:style-name="T1">Интерфейс командной строки</text:span></text:a></text:p>
        <text:h text:style-name="P3" text:outline-level="4">Сценарии работы</text:h>
        <text:p text:style-name="Text_20_body">‣ <text:a xlink:type="simple" xlink:href="https://its.1c.ru/db/content/edtdoc/src/t000003.html?_=1542292896#t000003" text:style-name="Internet_20_link" text:visited-style-name="Visited_20_Internet_20_Link"><text:span text:style-name="T1">Запуск из командной строки</text:span></text:a>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style:font-name="Liberation Serif" fo:font-family="'Liberation Serif'" style:font-family-generic="roman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style:font-name="Liberation Serif" fo:font-family="'Liberation Serif'" style:font-family-generic="roman" style:font-pitch="variable" fo:font-size="7pt" fo:font-weight="bold" style:font-name-asian="Noto Sans CJK SC Regular" style:font-family-asian="'Noto Sans CJK SC Regular'" style:font-family-generic-asian="system" style:font-pitch-asian="variable" style:font-size-asian="7pt" style:font-weight-asian="bold" style:font-name-complex="FreeSans" style:font-family-complex="FreeSans" style:font-family-generic-complex="system" style:font-pitch-complex="variable" style:font-size-complex="7pt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Definition" style:family="text"/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03cm" fo:margin-right="0.4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9T07:17:39.472203563</meta:creation-date>
    <dc:date>2018-11-29T14:33:00.147867993</dc:date>
    <meta:editing-duration>PT7H14M20S</meta:editing-duration>
    <meta:editing-cycles>128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93" meta:character-count="749" meta:non-whitespace-character-count="671"/>
  </office:meta>
</office:document-meta>
</file>